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Adjusted', 'Segoe UI', 'Liberation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Text_20_body">
      <style:text-properties officeooo:rsid="00c8bdfd" officeooo:paragraph-rsid="00c8bdfd"/>
    </style:style>
    <style:style style:name="P116" style:family="paragraph" style:parent-style-name="Text_20_body">
      <style:text-properties officeooo:rsid="00c8bdfd" officeooo:paragraph-rsid="00c9e32d"/>
    </style:style>
    <style:style style:name="P117" style:family="paragraph" style:parent-style-name="Text_20_body">
      <style:text-properties officeooo:rsid="00c9e32d" officeooo:paragraph-rsid="00c9e32d"/>
    </style:style>
    <style:style style:name="P118" style:family="paragraph" style:parent-style-name="Text_20_body">
      <style:text-properties officeooo:rsid="00cafa16" officeooo:paragraph-rsid="00cafa16"/>
    </style:style>
    <style:style style:name="P119" style:family="paragraph" style:parent-style-name="Text_20_body">
      <style:text-properties officeooo:rsid="00cb4aad" officeooo:paragraph-rsid="00cb4aad"/>
    </style:style>
    <style:style style:name="P120" style:family="paragraph" style:parent-style-name="Text_20_body">
      <style:text-properties officeooo:rsid="00cd4201" officeooo:paragraph-rsid="00cd4201"/>
    </style:style>
    <style:style style:name="P121" style:family="paragraph" style:parent-style-name="Text_20_body">
      <style:text-properties officeooo:rsid="00cf3401" officeooo:paragraph-rsid="00cf3401"/>
    </style:style>
    <style:style style:name="P122" style:family="paragraph" style:parent-style-name="Text_20_body">
      <style:text-properties officeooo:rsid="00cf8f6e" officeooo:paragraph-rsid="00cf8f6e"/>
    </style:style>
    <style:style style:name="P123" style:family="paragraph" style:parent-style-name="Text_20_body">
      <style:text-properties officeooo:rsid="00d11baf" officeooo:paragraph-rsid="00d3e3eb"/>
    </style:style>
    <style:style style:name="P124" style:family="paragraph" style:parent-style-name="Text_20_body">
      <style:text-properties officeooo:rsid="00d11baf" officeooo:paragraph-rsid="00d11baf"/>
    </style:style>
    <style:style style:name="P125" style:family="paragraph" style:parent-style-name="Text_20_body">
      <style:text-properties officeooo:rsid="00d24af3" officeooo:paragraph-rsid="00d24af3"/>
    </style:style>
    <style:style style:name="P126" style:family="paragraph" style:parent-style-name="Text_20_body">
      <style:text-properties officeooo:rsid="00d50a18" officeooo:paragraph-rsid="00d24af3"/>
    </style:style>
    <style:style style:name="P127" style:family="paragraph" style:parent-style-name="Text_20_body">
      <style:text-properties officeooo:rsid="00d6d3d6" officeooo:paragraph-rsid="00d6d3d6"/>
    </style:style>
    <style:style style:name="P128" style:family="paragraph" style:parent-style-name="Text_20_body">
      <style:text-properties officeooo:rsid="00d8cfe2" officeooo:paragraph-rsid="00d8cfe2"/>
    </style:style>
    <style:style style:name="P129" style:family="paragraph" style:parent-style-name="Text_20_body">
      <style:text-properties officeooo:rsid="00da9462" officeooo:paragraph-rsid="00da9462"/>
    </style:style>
    <style:style style:name="P130" style:family="paragraph" style:parent-style-name="Text_20_body">
      <style:text-properties officeooo:rsid="00dcaed5" officeooo:paragraph-rsid="00dcaed5"/>
    </style:style>
    <style:style style:name="P131" style:family="paragraph" style:parent-style-name="Text_20_body">
      <style:text-properties officeooo:rsid="00dd927f" officeooo:paragraph-rsid="00dd927f"/>
    </style:style>
    <style:style style:name="P132" style:family="paragraph" style:parent-style-name="Text_20_body">
      <style:text-properties officeooo:rsid="00df96c6" officeooo:paragraph-rsid="00df96c6"/>
    </style:style>
    <style:style style:name="P133" style:family="paragraph" style:parent-style-name="Text_20_body">
      <style:text-properties officeooo:rsid="00e0478a" officeooo:paragraph-rsid="00e05229"/>
    </style:style>
    <style:style style:name="P134" style:family="paragraph" style:parent-style-name="Text_20_body">
      <style:text-properties officeooo:rsid="00e2ab96" officeooo:paragraph-rsid="00e2ab96"/>
    </style:style>
    <style:style style:name="P135" style:family="paragraph" style:parent-style-name="Text_20_body">
      <style:text-properties officeooo:rsid="00e4d879" officeooo:paragraph-rsid="00e4d879"/>
    </style:style>
    <style:style style:name="P136" style:family="paragraph" style:parent-style-name="Text_20_body">
      <style:text-properties officeooo:rsid="00e66667" officeooo:paragraph-rsid="00e66667"/>
    </style:style>
    <style:style style:name="P137" style:family="paragraph" style:parent-style-name="Text_20_body">
      <style:text-properties officeooo:rsid="00e69db3" officeooo:paragraph-rsid="00e69db3"/>
    </style:style>
    <style:style style:name="P138" style:family="paragraph" style:parent-style-name="Text_20_body">
      <style:text-properties fo:font-style="italic" officeooo:rsid="00e4d879" officeooo:paragraph-rsid="00e69db3" style:font-style-asian="italic" style:font-style-complex="italic"/>
    </style:style>
    <style:style style:name="P139" style:family="paragraph" style:parent-style-name="Text_20_body">
      <style:text-properties officeooo:rsid="00e9d6f0" officeooo:paragraph-rsid="00ee2796"/>
    </style:style>
    <style:style style:name="P140" style:family="paragraph" style:parent-style-name="Text_20_body">
      <style:text-properties officeooo:rsid="00ebca61" officeooo:paragraph-rsid="00ebca61"/>
    </style:style>
    <style:style style:name="P141" style:family="paragraph" style:parent-style-name="Text_20_body">
      <style:text-properties officeooo:rsid="00f01714" officeooo:paragraph-rsid="00f01714"/>
    </style:style>
    <style:style style:name="P142" style:family="paragraph" style:parent-style-name="Text_20_body" style:list-style-name="L4">
      <style:text-properties officeooo:rsid="009a0393" officeooo:paragraph-rsid="009a0393"/>
    </style:style>
    <style:style style:name="P143" style:family="paragraph" style:parent-style-name="Text_20_body" style:list-style-name="L5">
      <style:text-properties officeooo:rsid="009a70d1" officeooo:paragraph-rsid="009a70d1"/>
    </style:style>
    <style:style style:name="P144" style:family="paragraph" style:parent-style-name="Text_20_body" style:list-style-name="L5">
      <style:text-properties officeooo:rsid="009a70d1" officeooo:paragraph-rsid="009b76c4"/>
    </style:style>
    <style:style style:name="P145" style:family="paragraph" style:parent-style-name="Text_20_body" style:list-style-name="L5">
      <style:text-properties officeooo:rsid="009b76c4" officeooo:paragraph-rsid="009b76c4"/>
    </style:style>
    <style:style style:name="P146" style:family="paragraph" style:parent-style-name="Text_20_body" style:list-style-name="L6">
      <style:text-properties officeooo:rsid="00aa16db" officeooo:paragraph-rsid="00aa16db"/>
    </style:style>
    <style:style style:name="P147" style:family="paragraph" style:parent-style-name="Text_20_body" style:list-style-name="L7">
      <style:text-properties officeooo:rsid="00bef192" officeooo:paragraph-rsid="00bef192"/>
    </style:style>
    <style:style style:name="P148" style:family="paragraph" style:parent-style-name="Text_20_body">
      <style:text-properties officeooo:rsid="00e9d6f0" officeooo:paragraph-rsid="00e4d879"/>
    </style:style>
    <style:style style:name="P149" style:family="paragraph" style:parent-style-name="Text_20_body">
      <style:text-properties officeooo:rsid="00ebca61" officeooo:paragraph-rsid="00ee2796"/>
    </style:style>
    <style:style style:name="P150" style:family="paragraph" style:parent-style-name="Text_20_body" style:list-style-name="L8">
      <style:text-properties officeooo:rsid="00ebca61" officeooo:paragraph-rsid="00ebca61"/>
    </style:style>
    <style:style style:name="P151" style:family="paragraph" style:parent-style-name="Text_20_body" style:list-style-name="L8">
      <style:text-properties officeooo:rsid="00ec4acc" officeooo:paragraph-rsid="00ec4acc"/>
    </style:style>
    <style:style style:name="P152" style:family="paragraph" style:parent-style-name="Text_20_body">
      <style:text-properties officeooo:rsid="00e4d879" officeooo:paragraph-rsid="00e4d879"/>
    </style:style>
    <style:style style:name="P153" style:family="paragraph" style:parent-style-name="Text_20_body">
      <style:text-properties officeooo:rsid="00f1ea80" officeooo:paragraph-rsid="00f1ea80"/>
    </style:style>
    <style:style style:name="P154" style:family="paragraph" style:parent-style-name="Text_20_body">
      <style:text-properties officeooo:rsid="00f1ea80" officeooo:paragraph-rsid="00f79e4f"/>
    </style:style>
    <style:style style:name="P155" style:family="paragraph" style:parent-style-name="Text_20_body">
      <style:text-properties officeooo:rsid="00f3af31" officeooo:paragraph-rsid="00f3af31"/>
    </style:style>
    <style:style style:name="P156" style:family="paragraph" style:parent-style-name="Text_20_body">
      <style:text-properties officeooo:rsid="00f49630" officeooo:paragraph-rsid="00f49630"/>
    </style:style>
    <style:style style:name="P157" style:family="paragraph" style:parent-style-name="Text_20_body">
      <style:text-properties officeooo:rsid="00f66b97" officeooo:paragraph-rsid="00f66b97"/>
    </style:style>
    <style:style style:name="P158" style:family="paragraph" style:parent-style-name="Text_20_body" style:list-style-name="L9">
      <style:text-properties officeooo:rsid="00f66b97" officeooo:paragraph-rsid="00f66b97"/>
    </style:style>
    <style:style style:name="P159" style:family="paragraph" style:parent-style-name="Text_20_body">
      <style:text-properties officeooo:rsid="00f79e4f" officeooo:paragraph-rsid="00f79e4f"/>
    </style:style>
    <style:style style:name="P160" style:family="paragraph" style:parent-style-name="Text_20_body" style:list-style-name="L10">
      <style:text-properties officeooo:rsid="00f79e4f" officeooo:paragraph-rsid="00f79e4f"/>
    </style:style>
    <style:style style:name="P161" style:family="paragraph" style:parent-style-name="Standard" style:list-style-name="L1"/>
    <style:style style:name="P162" style:family="paragraph" style:parent-style-name="Standard" style:list-style-name="L1">
      <style:text-properties style:text-line-through-style="solid" style:text-line-through-type="single"/>
    </style:style>
    <style:style style:name="P163" style:family="paragraph" style:parent-style-name="Standard" style:list-style-name="L1">
      <style:text-properties style:text-line-through-style="solid" style:text-line-through-type="single" officeooo:rsid="002d2eb9" officeooo:paragraph-rsid="002d2eb9"/>
    </style:style>
    <style:style style:name="P164" style:family="paragraph" style:parent-style-name="Standard" style:list-style-name="L1">
      <style:text-properties officeooo:rsid="001f4f63" officeooo:paragraph-rsid="001f4f63"/>
    </style:style>
    <style:style style:name="P165" style:family="paragraph" style:parent-style-name="Standard" style:list-style-name="L2">
      <style:text-properties officeooo:paragraph-rsid="003dd29a"/>
    </style:style>
    <style:style style:name="P166" style:family="paragraph" style:parent-style-name="Standard" style:list-style-name="L2">
      <style:text-properties officeooo:rsid="003dd29a" officeooo:paragraph-rsid="003dd29a"/>
    </style:style>
    <style:style style:name="P167" style:family="paragraph" style:parent-style-name="Standard" style:list-style-name="L3">
      <style:text-properties officeooo:rsid="00925d0a" officeooo:paragraph-rsid="00925d0a"/>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Heading_20_1" style:list-style-name=""/>
    <style:style style:name="P171" style:family="paragraph" style:parent-style-name="Heading_20_1">
      <style:text-properties officeooo:paragraph-rsid="001beb55"/>
    </style:style>
    <style:style style:name="P172" style:family="paragraph" style:parent-style-name="Heading_20_1">
      <style:text-properties officeooo:rsid="001dc64d" officeooo:paragraph-rsid="001dc64d"/>
    </style:style>
    <style:style style:name="P173" style:family="paragraph" style:parent-style-name="Heading_20_1">
      <style:text-properties officeooo:rsid="0062a782" officeooo:paragraph-rsid="0062a782"/>
    </style:style>
    <style:style style:name="P174" style:family="paragraph" style:parent-style-name="Heading_20_1">
      <style:text-properties officeooo:rsid="00954498" officeooo:paragraph-rsid="0097aee3"/>
    </style:style>
    <style:style style:name="P175" style:family="paragraph" style:parent-style-name="Heading_20_1">
      <style:text-properties officeooo:rsid="00954498" officeooo:paragraph-rsid="009a0393"/>
    </style:style>
    <style:style style:name="P176" style:family="paragraph" style:parent-style-name="Heading_20_1">
      <style:text-properties officeooo:rsid="00954498" officeooo:paragraph-rsid="00a03c2e"/>
    </style:style>
    <style:style style:name="P177" style:family="paragraph" style:parent-style-name="Heading_20_1">
      <style:text-properties officeooo:rsid="00954498" officeooo:paragraph-rsid="00aa16db"/>
    </style:style>
    <style:style style:name="P178" style:family="paragraph" style:parent-style-name="Heading_20_1">
      <style:text-properties officeooo:rsid="00954498" officeooo:paragraph-rsid="00bbd257"/>
    </style:style>
    <style:style style:name="P179" style:family="paragraph" style:parent-style-name="Heading_20_1">
      <style:text-properties officeooo:rsid="00954498" officeooo:paragraph-rsid="00bd96fa"/>
    </style:style>
    <style:style style:name="P180" style:family="paragraph" style:parent-style-name="Heading_20_1">
      <style:text-properties officeooo:rsid="00954498" officeooo:paragraph-rsid="00c444d8"/>
    </style:style>
    <style:style style:name="P181" style:family="paragraph" style:parent-style-name="Heading_20_1">
      <style:text-properties officeooo:rsid="00954498" officeooo:paragraph-rsid="00c8bdfd"/>
    </style:style>
    <style:style style:name="P182" style:family="paragraph" style:parent-style-name="Heading_20_1">
      <style:text-properties officeooo:rsid="00954498" officeooo:paragraph-rsid="00cb4aad"/>
    </style:style>
    <style:style style:name="P183" style:family="paragraph" style:parent-style-name="Heading_20_1">
      <style:text-properties officeooo:rsid="00954498" officeooo:paragraph-rsid="00cd4201"/>
    </style:style>
    <style:style style:name="P184" style:family="paragraph" style:parent-style-name="Heading_20_1">
      <style:text-properties officeooo:rsid="00954498" officeooo:paragraph-rsid="00d6d3d6"/>
    </style:style>
    <style:style style:name="P185" style:family="paragraph" style:parent-style-name="Heading_20_1">
      <style:text-properties officeooo:rsid="00954498" officeooo:paragraph-rsid="00df96c6"/>
    </style:style>
    <style:style style:name="P186" style:family="paragraph" style:parent-style-name="Heading_20_1">
      <style:text-properties officeooo:rsid="00954498" officeooo:paragraph-rsid="00e4d879"/>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rsid="00954498" officeooo:paragraph-rsid="00f1ea80"/>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T70" style:family="text">
      <style:text-properties officeooo:rsid="00c9e32d"/>
    </style:style>
    <style:style style:name="T71" style:family="text">
      <style:text-properties officeooo:rsid="00ca4dd8"/>
    </style:style>
    <style:style style:name="T72" style:family="text">
      <style:text-properties officeooo:rsid="00cb4aad"/>
    </style:style>
    <style:style style:name="T73" style:family="text">
      <style:text-properties officeooo:rsid="00d11baf"/>
    </style:style>
    <style:style style:name="T74" style:family="text">
      <style:text-properties officeooo:rsid="00d3e3eb"/>
    </style:style>
    <style:style style:name="T75" style:family="text">
      <style:text-properties officeooo:rsid="00d5977e"/>
    </style:style>
    <style:style style:name="T76" style:family="text">
      <style:text-properties officeooo:rsid="00d694d6"/>
    </style:style>
    <style:style style:name="T77" style:family="text">
      <style:text-properties officeooo:rsid="00d8a951"/>
    </style:style>
    <style:style style:name="T78" style:family="text">
      <style:text-properties officeooo:rsid="00da9462"/>
    </style:style>
    <style:style style:name="T79" style:family="text">
      <style:text-properties officeooo:rsid="00db945f"/>
    </style:style>
    <style:style style:name="T80" style:family="text">
      <style:text-properties officeooo:rsid="00e05229"/>
    </style:style>
    <style:style style:name="T81" style:family="text">
      <style:text-properties officeooo:rsid="00e15515"/>
    </style:style>
    <style:style style:name="T82" style:family="text">
      <style:text-properties officeooo:rsid="00e3ac0f"/>
    </style:style>
    <style:style style:name="T83" style:family="text">
      <style:text-properties officeooo:rsid="00e5d1c7"/>
    </style:style>
    <style:style style:name="T84" style:family="text">
      <style:text-properties officeooo:rsid="00e69db3"/>
    </style:style>
    <style:style style:name="T85" style:family="text">
      <style:text-properties officeooo:rsid="00e70990"/>
    </style:style>
    <style:style style:name="T86" style:family="text">
      <style:text-properties officeooo:rsid="00e83fa5"/>
    </style:style>
    <style:style style:name="T87" style:family="text">
      <style:text-properties officeooo:rsid="00e9d6f0"/>
    </style:style>
    <style:style style:name="T88" style:family="text">
      <style:text-properties officeooo:rsid="00f3af31"/>
    </style:style>
    <style:style style:name="T89" style:family="text">
      <style:text-properties officeooo:rsid="00f49630"/>
    </style:style>
    <style:style style:name="T90" style:family="text">
      <style:text-properties officeooo:rsid="00f79e4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1084_187270813" text:style-name="Index_20_Link" text:visited-style-name="Index_20_Link">Code breakdown<text:tab/>2</text:a></text:p>
          <text:p text:style-name="P168"><text:a xlink:type="simple" xlink:href="#__RefHeading___Toc1086_187270813" text:style-name="Index_20_Link" text:visited-style-name="Index_20_Link">Simulation records<text:tab/>3</text:a></text:p>
          <text:p text:style-name="P168"><text:a xlink:type="simple" xlink:href="#__RefHeading___Toc1088_187270813" text:style-name="Index_20_Link" text:visited-style-name="Index_20_Link">Initial plans<text:tab/>4</text:a></text:p>
          <text:p text:style-name="P168"><text:a xlink:type="simple" xlink:href="#__RefHeading___Toc1090_187270813" text:style-name="Index_20_Link" text:visited-style-name="Index_20_Link">Brief outline<text:tab/>6</text:a></text:p>
          <text:p text:style-name="P168"><text:a xlink:type="simple" xlink:href="#__RefHeading___Toc1092_187270813" text:style-name="Index_20_Link" text:visited-style-name="Index_20_Link">Evodons<text:tab/>7</text:a></text:p>
          <text:p text:style-name="P168"><text:a xlink:type="simple" xlink:href="#__RefHeading___Toc1094_187270813" text:style-name="Index_20_Link" text:visited-style-name="Index_20_Link">20220817<text:tab/>7</text:a></text:p>
          <text:p text:style-name="P169"><text:a xlink:type="simple" xlink:href="#__RefHeading___Toc1096_187270813" text:style-name="Index_20_Link" text:visited-style-name="Index_20_Link">Char compression<text:tab/>8</text:a></text:p>
          <text:p text:style-name="P169"><text:a xlink:type="simple" xlink:href="#__RefHeading___Toc1098_187270813" text:style-name="Index_20_Link" text:visited-style-name="Index_20_Link">Regular dumping<text:tab/>8</text:a></text:p>
          <text:p text:style-name="P169"><text:a xlink:type="simple" xlink:href="#__RefHeading___Toc1100_187270813" text:style-name="Index_20_Link" text:visited-style-name="Index_20_Link">Phylogenetics<text:tab/>8</text:a></text:p>
          <text:p text:style-name="P169"><text:a xlink:type="simple" xlink:href="#__RefHeading___Toc1102_187270813" text:style-name="Index_20_Link" text:visited-style-name="Index_20_Link">Performance<text:tab/>9</text:a></text:p>
          <text:p text:style-name="P169"><text:a xlink:type="simple" xlink:href="#__RefHeading___Toc1104_187270813" text:style-name="Index_20_Link" text:visited-style-name="Index_20_Link">Variable input<text:tab/>9</text:a></text:p>
          <text:p text:style-name="P168"><text:a xlink:type="simple" xlink:href="#__RefHeading___Toc1106_187270813" text:style-name="Index_20_Link" text:visited-style-name="Index_20_Link">20220819<text:tab/>9</text:a></text:p>
          <text:p text:style-name="P168"><text:a xlink:type="simple" xlink:href="#__RefHeading___Toc1108_187270813" text:style-name="Index_20_Link" text:visited-style-name="Index_20_Link">20220908<text:tab/>9</text:a></text:p>
          <text:p text:style-name="P168"><text:a xlink:type="simple" xlink:href="#__RefHeading___Toc1110_187270813" text:style-name="Index_20_Link" text:visited-style-name="Index_20_Link">20220913<text:tab/>9</text:a></text:p>
          <text:p text:style-name="P168"><text:a xlink:type="simple" xlink:href="#__RefHeading___Toc1112_187270813" text:style-name="Index_20_Link" text:visited-style-name="Index_20_Link">20220915<text:tab/>10</text:a></text:p>
          <text:p text:style-name="P168"><text:a xlink:type="simple" xlink:href="#__RefHeading___Toc1114_187270813" text:style-name="Index_20_Link" text:visited-style-name="Index_20_Link">20220917<text:tab/>11</text:a></text:p>
          <text:p text:style-name="P168"><text:a xlink:type="simple" xlink:href="#__RefHeading___Toc1116_187270813" text:style-name="Index_20_Link" text:visited-style-name="Index_20_Link">20230529<text:tab/>11</text:a></text:p>
          <text:p text:style-name="P168"><text:a xlink:type="simple" xlink:href="#__RefHeading___Toc1118_187270813" text:style-name="Index_20_Link" text:visited-style-name="Index_20_Link">20230531<text:tab/>12</text:a></text:p>
          <text:p text:style-name="P168"><text:a xlink:type="simple" xlink:href="#__RefHeading___Toc1120_187270813" text:style-name="Index_20_Link" text:visited-style-name="Index_20_Link">20230602<text:tab/>13</text:a></text:p>
          <text:p text:style-name="P168"><text:a xlink:type="simple" xlink:href="#__RefHeading___Toc1122_187270813" text:style-name="Index_20_Link" text:visited-style-name="Index_20_Link">20230604<text:tab/>13</text:a></text:p>
          <text:p text:style-name="P168"><text:a xlink:type="simple" xlink:href="#__RefHeading___Toc1124_187270813" text:style-name="Index_20_Link" text:visited-style-name="Index_20_Link">20230727<text:tab/>15</text:a></text:p>
          <text:p text:style-name="P168"><text:a xlink:type="simple" xlink:href="#__RefHeading___Toc1551_184496331" text:style-name="Index_20_Link" text:visited-style-name="Index_20_Link">20230802<text:tab/>17</text:a></text:p>
          <text:p text:style-name="P168"><text:a xlink:type="simple" xlink:href="#__RefHeading___Toc1553_184496331" text:style-name="Index_20_Link" text:visited-style-name="Index_20_Link">20240303<text:tab/>18</text:a></text:p>
          <text:p text:style-name="P168"><text:a xlink:type="simple" xlink:href="#__RefHeading___Toc1555_184496331" text:style-name="Index_20_Link" text:visited-style-name="Index_20_Link">20240304<text:tab/>18</text:a></text:p>
          <text:p text:style-name="P168"><text:a xlink:type="simple" xlink:href="#__RefHeading___Toc5874_2014692744" text:style-name="Index_20_Link" text:visited-style-name="Index_20_Link">20240305<text:tab/>23</text:a></text:p>
          <text:p text:style-name="P168"><text:a xlink:type="simple" xlink:href="#__RefHeading___Toc1755_3534793005" text:style-name="Index_20_Link" text:visited-style-name="Index_20_Link">20240306<text:tab/>25</text:a></text:p>
          <text:p text:style-name="P168"><text:a xlink:type="simple" xlink:href="#__RefHeading___Toc1757_3534793005" text:style-name="Index_20_Link" text:visited-style-name="Index_20_Link">20240307<text:tab/>26</text:a></text:p>
          <text:p text:style-name="P168"><text:a xlink:type="simple" xlink:href="#__RefHeading___Toc1811_290031788" text:style-name="Index_20_Link" text:visited-style-name="Index_20_Link">20240309<text:tab/>27</text:a></text:p>
          <text:p text:style-name="P168"><text:a xlink:type="simple" xlink:href="#__RefHeading___Toc1835_798988190" text:style-name="Index_20_Link" text:visited-style-name="Index_20_Link">20240310<text:tab/>27</text:a></text:p>
          <text:p text:style-name="P168"><text:a xlink:type="simple" xlink:href="#__RefHeading___Toc1837_798988190" text:style-name="Index_20_Link" text:visited-style-name="Index_20_Link">20240311<text:tab/>28</text:a></text:p>
          <text:p text:style-name="P168"><text:a xlink:type="simple" xlink:href="#__RefHeading___Toc1880_4000552981" text:style-name="Index_20_Link" text:visited-style-name="Index_20_Link">20240315<text:tab/>29</text:a></text:p>
          <text:p text:style-name="P168"><text:a xlink:type="simple" xlink:href="#__RefHeading___Toc1928_2160648743" text:style-name="Index_20_Link" text:visited-style-name="Index_20_Link">20240316<text:tab/>29</text:a></text:p>
          <text:p text:style-name="P168"><text:a xlink:type="simple" xlink:href="#__RefHeading___Toc1968_2069400085" text:style-name="Index_20_Link" text:visited-style-name="Index_20_Link">20240317<text:tab/>30</text:a></text:p>
          <text:p text:style-name="P168"><text:a xlink:type="simple" xlink:href="#__RefHeading___Toc2089_2675445805" text:style-name="Index_20_Link" text:visited-style-name="Index_20_Link">20240320<text:tab/>31</text:a></text:p>
          <text:p text:style-name="P168"><text:a xlink:type="simple" xlink:href="#__RefHeading___Toc2091_2675445805" text:style-name="Index_20_Link" text:visited-style-name="Index_20_Link">20240417<text:tab/>31</text:a></text:p>
        </text:index-body>
      </text:table-of-content>
      <text:h text:style-name="P170" text:outline-level="1"/>
      <text:h text:style-name="P187"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71"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72"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4461275" text:style-name="L1">
        <text:list-item>
          <text:p text:style-name="P162">Organise notes.</text:p>
        </text:list-item>
        <text:list-item>
          <text:p text:style-name="P162">Tidy code and package code.</text:p>
        </text:list-item>
        <text:list-item>
          <text:p text:style-name="P162">Try 2-char/1-char compression of genome (excluding numbers and accounting for row.)</text:p>
        </text:list-item>
        <text:list-item>
          <text:p text:style-name="P162">See if splitting string into list of ints and maybe substrings helps (Compression of 4x expected? 8-bit char to 4-bit digit?)</text:p>
        </text:list-item>
        <text:list-item>
          <text:p text:style-name="P161">Regular dumping of strain genome.</text:p>
        </text:list-item>
        <text:list-item>
          <text:p text:style-name="P164">Phylogenetics</text:p>
        </text:list-item>
        <text:list-item>
          <text:p text:style-name="P163">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51356458" text:style-name="L2">
        <text:list-item>
          <text:p text:style-name="P166">NCB: Non-Compiled Browse file, a database file used with Visual Studio</text:p>
        </text:list-item>
        <text:list-item>
          <text:p text:style-name="P165"><text:span text:style-name="T9">SLN: Solution file, </text:span>contain<text:span text:style-name="T9">s</text:span> information about the project environment and the state of the project </text:p>
        </text:list-item>
        <text:list-item>
          <text:p text:style-name="P166">SUO: Solution User Operations file, used to store user preferences in Visual Studio</text:p>
        </text:list-item>
        <text:list-item>
          <text:p text:style-name="P166">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73"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2052389731" text:style-name="L3">
        <text:list-item>
          <text:p text:style-name="P167">convert_binary_to_base4(): Function to convert from binary to base-4, so as to retain 2's complement.<text:line-break/>No need with arbitrary element length.</text:p>
        </text:list-item>
        <text:list-item>
          <text:p text:style-name="P167">convert_b4_to_decimal()</text:p>
        </text:list-item>
        <text:list-item>
          <text:p text:style-name="P167">convert_b4_to_intstr()</text:p>
        </text:list-item>
        <text:list-item>
          <text:p text:style-name="P167">convert_kforth_to_base4()</text:p>
        </text:list-item>
        <text:list-item>
          <text:p text:style-name="P167">convert_base4_to_kforth()</text:p>
        </text:list-item>
        <text:list-item>
          <text:p text:style-name="P167">convert_base4_to_nucleotide()<text:line-break/>No need, can retrieve from past versions.</text:p>
        </text:list-item>
        <text:list-item>
          <text:p text:style-name="P167">convert_nucleotide_to_base4()</text:p>
        </text:list-item>
        <text:list-item>
          <text:p text:style-name="P167">join_genome_for_msa()</text:p>
        </text:list-item>
        <text:list-item>
          <text:p text:style-name="P167">convert_base4_to_aaff(): Convert keywords to AA-FF for storage. </text:p>
        </text:list-item>
        <text:list-item>
          <text:p text:style-name="P167">store_aaff(): Converts AAFF list to string.</text:p>
        </text:list-item>
        <text:list-item>
          <text:p text:style-name="P167">retrieve_aaff(): Converts AAFF string to list.</text:p>
        </text:list-item>
        <text:list-item>
          <text:p text:style-name="P167">convert_aaff_to_base4()</text:p>
        </text:list-item>
        <text:list-item>
          <text:p text:style-name="P167">convert_aaff_to_xascii(): Convert list of AAFF to Extended ASCII.<text:line-break/>No need because minimal space savings for a lot of complexity.</text:p>
        </text:list-item>
        <text:list-item>
          <text:p text:style-name="P167">unspool_aaff_for_msa(): Single function to convert chosen AAFF strings into nucleotide sequences for MSA.</text:p>
        </text:list-item>
        <text:list-item>
          <text:p text:style-name="P167">check_input_files(): This function is used for variable inputs. May print ‘Mismatch in EVOLVE and PHASCII detected’.</text:p>
        </text:list-item>
        <text:list-item>
          <text:p text:style-name="P167">translate_aaff_to_kforth<text:span text:style-name="T42">(): To eyeball the genome. Returns kforth_string.</text:span></text:p>
        </text:list-item>
        <text:list-item>
          <text:p text:style-name="P167">split_kforth_to_read<text:span text:style-name="T42">(): Split aaff_string into kforth_rows_list for readability.</text:span></text:p>
        </text:list-item>
        <text:list-item>
          <text:p text:style-name="P167">fix_negnum_in_aaff<text:span text:style-name="T42">(): Fix negative numbers in strain_genome_015 as they were far too large.<text:line-break/>No need because it was to implement a hotfix.</text:span></text:p>
        </text:list-item>
        <text:list-item>
          <text:p text:style-name="P167">save_aaff_to_fasta<text:span text:style-name="T42">()</text:span></text:p>
        </text:list-item>
        <text:list-item>
          <text:p text:style-name="P167">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74"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75"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877701716" text:style-name="L4">
        <text:list-item>
          <text:p text:style-name="P142">memory </text:p>
        </text:list-item>
        <text:list-item>
          <text:p text:style-name="P142">save </text:p>
        </text:list-item>
        <text:list-item>
          <text:p text:style-name="P142">hashlife </text:p>
        </text:list-item>
        <text:list-item>
          <text:p text:style-name="P142">optimize </text:p>
        </text:list-item>
        <text:list-item>
          <text:p text:style-name="P142">save size </text:p>
        </text:list-item>
        <text:list-item>
          <text:p text:style-name="P142"><text:soft-page-break/>lag </text:p>
        </text:list-item>
        <text:list-item>
          <text:p text:style-name="P142">slow </text:p>
        </text:list-item>
        <text:list-item>
          <text:p text:style-name="P142">generation </text:p>
        </text:list-item>
        <text:list-item>
          <text:p text:style-name="P142">memoization </text:p>
        </text:list-item>
        <text:list-item>
          <text:p text:style-name="P142">algorithm </text:p>
        </text:list-item>
        <text:list-item>
          <text:p text:style-name="P142">snapshots </text:p>
        </text:list-item>
        <text:list-item>
          <text:p text:style-name="P142">merge </text:p>
        </text:list-item>
        <text:list-item>
          <text:p text:style-name="P142">git </text:p>
        </text:list-item>
        <text:list-item>
          <text:p text:style-name="P142">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1645895873" text:style-name="L5">
        <text:list-item>
          <text:p text:style-name="P143">struct ORGANIC[N]</text:p>
        </text:list-item>
        <text:list-item>
          <text:p text:style-name="P143">struct BARRIER[N]</text:p>
        </text:list-item>
        <text:list-item>
          <text:p text:style-name="P143">struct ER </text:p>
        </text:list-item>
        <text:list-item>
          <text:p text:style-name="P143">struct KFMO</text:p>
        </text:list-item>
        <text:list-item>
          <text:p text:style-name="P143">struct SPORE</text:p>
        </text:list-item>
        <text:list-item>
          <text:p text:style-name="P143">struct CELL</text:p>
        </text:list-item>
        <text:list-item>
          <text:p text:style-name="P143">struct ORGANISM</text:p>
        </text:list-item>
        <text:list-item>
          <text:p text:style-name="P143">struct KEYLIST </text:p>
        </text:list-item>
        <text:list-item>
          <text:p text:style-name="P143">struct PLAYER</text:p>
        </text:list-item>
        <text:list-item>
          <text:p text:style-name="P143">struct UNIVERSE</text:p>
        </text:list-item>
        <text:list-item>
          <text:p text:style-name="P143">UNIVERSE</text:p>
        </text:list-item>
        <text:list-item>
          <text:p text:style-name="P143">ER</text:p>
        </text:list-item>
        <text:list-item>
          <text:p text:style-name="P143">KFMO</text:p>
        </text:list-item>
        <text:list-item>
          <text:p text:style-name="P143">BARRIER *10</text:p>
        </text:list-item>
        <text:list-item>
          <text:p text:style-name="P143">KEYLIST</text:p>
        </text:list-item>
        <text:list-item>
          <text:p text:style-name="P143">ORGANIC</text:p>
        </text:list-item>
        <text:list-item>
          <text:p text:style-name="P145">SPORE</text:p>
        </text:list-item>
        <text:list-item>
          <text:p text:style-name="P144">ORGANISM</text:p>
        </text:list-item>
        <text:list-item>
          <text:p text:style-name="P144">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76"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77"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309360521" text:style-name="L6">
        <text:list-item>
          <text:p text:style-name="P146">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46">examine_book_of_life()</text:p>
        </text:list-item>
        <text:list-item>
          <text:p text:style-name="P146">simulate_universe()</text:p>
        </text:list-item>
        <text:list-item>
          <text:p text:style-name="P146">driver()</text:p>
        </text:list-item>
        <text:list-item>
          <text:p text:style-name="P146">Peruse the book_of_life.</text:p>
        </text:list-item>
        <text:list-item>
          <text:p text:style-name="P146">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78"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79"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2844218385" text:style-name="L7">
        <text:list-item>
          <text:p text:style-name="P147">Grid (Memory, same for the other types)</text:p>
        </text:list-item>
        <text:list-item>
          <text:p text:style-name="P147">Call Stack</text:p>
        </text:list-item>
        <text:list-item>
          <text:p text:style-name="P147">Data Stack</text:p>
        </text:list-item>
        <text:list-item>
          <text:p text:style-name="P147">Program</text:p>
        </text:list-item>
        <text:list-item>
          <text:p text:style-name="P147">Organism</text:p>
        </text:list-item>
        <text:list-item>
          <text:p text:style-name="P147">Spore</text:p>
        </text:list-item>
        <text:list-item>
          <text:p text:style-name="P147">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80" text:outline-level="1"><text:bookmark-start text:name="__RefHeading___Toc1835_798988190"/>20240310<text:bookmark-end text:name="__RefHeading___Toc1835_79898819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text:h text:style-name="P181" text:outline-level="1"><text:bookmark-start text:name="__RefHeading___Toc1837_798988190"/>20240311<text:bookmark-end text:name="__RefHeading___Toc1837_798988190"/></text:h>
      <text:p text:style-name="P116">I tried executing runs on the laptop, but need_for_speed took too long. So I whittled down the genome of big_bang’s progenitor into a single code block, and fiddled around with sizes trying to get the smol.evolve progenitor to work. It was very scientific: Desperate trial-and-error while furiously considering why the progenitor kept sputtering and dying within a few steps. But it seemed that after I managed to get it running in larger universes, the smaller universes managed to get going too. </text:p>
      <text:p text:style-name="P115">(This is kind of what morphic resonance theory is about, isn’t it? Some external memory getting used to a new kind of scenario. I suppose nobody else has done this even in the old fan community. But testing that requires a whole new experimental setup.)</text:p>
      <text:p text:style-name="P115">Anyway, smol.evolve has a 100-block diameter circle, but smol02.evolve has a 50-block diameter circle. I painstakingly typed in each block by hand while referring to Plotz, and then added a few more blocks to stop organisms slipping through diagonal cracks.</text:p>
      <text:p text:style-name="P115">It went very far, past 1M steps. I was going to say that it was a success until I actually opened smol02.evolve and found yellow goo again. Still, I did observe genome extension in smol.evolve so that’s something I can tweak.</text:p>
      <text:p text:style-name="P117">By the way, running smol02_1e06.evolve past the yellow goo attempts in the south eventually creates something like white noise. It’s not actually due to any single formula, but the gestalt appearance of the entire spatially-constrained population. <text:span text:style-name="T71">Regardless, it’s a hypnotic sight.</text:span></text:p>
      <text:p text:style-name="P115">// <text:span text:style-name="T70">I’m currently pondering how exactly I can remove organisms from the PHASCII itself. It’s quite involved so I’ll work on that tomorrow.</text:span></text:p>
      <text:p text:style-name="P115">// <text:span text:style-name="T70">Might also re-organise this notebook itself as dates shouldn’t be the top heading. Otherwise there’s going to be a lot of headings the more I work on this.</text:span></text:p>
      <text:p text:style-name="P118">I also re-organised the archives by adding /Data and /Universes.</text:p>
      <text:h text:style-name="P182" text:outline-level="1"><text:bookmark-start text:name="__RefHeading___Toc1880_4000552981"/><text:soft-page-break/>20240315<text:bookmark-end text:name="__RefHeading___Toc1880_4000552981"/></text:h>
      <text:p text:style-name="P119">I’ve ran smol02.evolve till timestep=200,000 over the past few days. Though when I tried to run it till yellow goo, I didn’t see anything. Oh never mind, I mixed up Born with Steps. At 50 steps/interval, it’s going to take a while.</text:p>
      <text:p text:style-name="P119">I also collated the strain_genomes and books_of_life from runs 27-32, and then collated Run_033’s exports separately. That was more involved. Then I also had to tweak the columns to fit the Evorg format, and then add a dummy 0<text:span text:style-name="T2">th</text:span> row. The track_phylogeny.py package struggled to draw a diagram of 1K organisms, and it’s chugging slowly for 10K organisms.</text:p>
      <text:p text:style-name="P120">While checking the eventual fate of smol02.evolve again, I began adjusting the deletion rate (while zeroing the other rates) to find out what was the max survivable deletion rate was. It’s around 49%, more or less. It also showed me an even more minimal genome. That’s the beauty of a good setup, the solution just kind of arises by itself.</text:p>
      <text:h text:style-name="P183" text:outline-level="1"><text:bookmark-start text:name="__RefHeading___Toc1928_2160648743"/>20240316<text:bookmark-end text:name="__RefHeading___Toc1928_2160648743"/></text:h>
      <text:p text:style-name="P120">I finally began playing around with phylogenetics again. Well, technically it’s just genealogies. Anyway, I figured out how to expand the plot size for more readable snapshots: Just input fsize into plt.show(). The plots become quite large though, which is to be expected.</text:p>
      <text:p text:style-name="P120">I then tried to feed specific lines of descent into tphy.draw_phylogeny(), but the problem is that the values in the ancestor_list column eventually are not included in the index. So I might have to create dummy values for the missing indices?</text:p>
      <text:p text:style-name="P120">// I have a plan for running large runs quickly: Parallelise the process. I’ve checked that <text:span text:style-name="T72">smol02.evolve </text:span>indeed runs the same from timestep=200K to 300K, and it eventually ends at 1.3M. So while I’m running to 400K, I can skip ahead and run that endpoint to 500K.</text:p>
      <text:p text:style-name="P121">I’m basing this on how I can run multiple consoles in Spyder without any issue. The real test of course is whether the runtime is affected in the first console. For now I can eyeball the first few intervals in that console and see if they lengthen after starting the second console.</text:p>
      <text:p text:style-name="P125">The intervals were ~2m30s, but have lengthened to 4m in the first console. The second console also has intervals of similar duration. That’s not promising. Now I’ll terminate the second console and see what happens to the first console. <text:span text:style-name="T74">It’s still slow, so I might as well continue running the second console</text:span>. Still... some slowdown would be acceptable as long as runtime for multiple consoles was less than their combined individual runtimes. And if Spyder isn’t fast enough, then maybe another console might be better, like Jupyter. </text:p>
      <text:p text:style-name="P125">I think Jupyter can use cloud computing resources, but maybe I’m mixing it up with Google Colab. <text:span text:style-name="T74">Yes, Google Colab is built on Jupyter.</text:span> And I still don’t quite understand what is the hardware bottleneck for this code. That reminds me that there is likely still much to optimise in terms of the code. <text:span text:style-name="T74">I went down a rabbithole on why Google Colab is free: https://www.reddit.com/r/MachineLearning/comments/liiqxr/d_why_is_google_colab_free/. The gist of it is that the action might be bad for other competitors, but it’s good for consumers, for now. But I still don’t know if there’s any benefit to my project. I’ll have to really dig deep into it.</text:span></text:p>
      <text:p text:style-name="P126"><text:soft-page-break/>The speed-up process should look something like this: Algorithm -&gt; Language -&gt; Hardware -&gt; Assembly. Switching between each stage might result in different combinations as well I think.</text:p>
      <text:p text:style-name="P122">If this works, it’s not exactly a genius idea, but then again I’ve ruminated on this project long enough that I can kind of see the low-hanging fruit. The real innovation was <text:span text:style-name="T73">re-</text:span>structuring the code to allow for these insights to easily surface.</text:p>
      <text:p text:style-name="P123">Also, I would finally have to confront the issue of path handling. After all, I’d be creating multiple run folders at the same time, so it would be nice to have a single function to populate them all. Running them all would be kind of meta – asking Spyder to manipulate itself. That doesn’t seem like a problem people have tackled. Rather, they use bash to automatically run python scripts. I can see the whole process laid out before me. Finally, a tractable way to cover the expanses of time.</text:p>
      <text:p text:style-name="P124">// <text:span text:style-name="T76">Add a function to read contents of Evolve-Archives, since it’s not practical to run version control on the large files directly. Run it automatically in evex_00.py</text:span></text:p>
      <text:p text:style-name="P124">// <text:span text:style-name="T75">It’s finally time to optimise with cProfile. I’ve saved a separate spreadsheet with the breakdown as of this date.</text:span></text:p>
      <text:h text:style-name="P184" text:outline-level="1"><text:bookmark-start text:name="__RefHeading___Toc1968_2069400085"/>20240317<text:bookmark-end text:name="__RefHeading___Toc1968_2069400085"/></text:h>
      <text:p text:style-name="P127">Based on cProfile, one of the bottlenecks is os.system() AKA nt.system(). I’m not too sure how to get past this, maybe parallelisation. But that would involve totally re-structuring my current code.</text:p>
      <text:p text:style-name="P127">Sorting by ncalls, str.replace() and str.isdigit() make millions of calls with minor impact, so they’re not my priority to solve.</text:p>
      <text:p text:style-name="P127">I don’t understand why evex_00.py itself is a bottleneck though, maybe due to imports? But I’ve already compiled the functions and imported the packages. Nvm, it’s referring to a list comprehension in line 174.</text:p>
      <text:p text:style-name="P127">for rmvb in removables: phas = [r.replace(rmvb, "") for r in phas]</text:p>
      <text:p text:style-name="P127">Though simulate_universe() itself does appear as a minor bottleneck. <text:span text:style-name="T77">So I’m going to add some lines to run cProfile internally within the function: </text:span><text:a xlink:type="simple" xlink:href="https://stackoverflow.com/questions/21274898/python-getting-meaningful-results-from-cprofile" text:style-name="Internet_20_link" text:visited-style-name="Visited_20_Internet_20_Link"><text:span text:style-name="T77">https://stackoverflow.com/questions/21274898/python-getting-meaningful-results-from-cprofile</text:span></text:a></text:p>
      <text:p text:style-name="P128">The results are mostly the same. The main culprit is still os.system(). My hope is that I can choose a better function or parallelise the execution of BAT files. Otherwise, the problem might lie in the execution of the BAT file itself, which would be much harder to work around. I guess I could try replacing os.system with subprocess.<text:span text:style-name="T78">call(). That didn’t work. It just hung at the first BAT. Same with subprocess.run(). Seems like they need to wait for the process to finish before continuing.</text:span></text:p>
      <text:p text:style-name="P129">So I used subprocess.Popen(), and it’s fast. So fast that it runs before the next BAT is generated leading to a FileNotFoundError. This is the same issue I had on the laptop. At the time, a failed solution was using try-except to force it to execute. The code broke in other ways. This time, I think running several batch files at once is the better way forward. It will generate a lot of intermediate files. It will change the code dramatically. So I think I’ll have to package simulate_universe() before attempting the re-write.</text:p>
      <text:p text:style-name="P129">A workaround might be to pre-generate a bunch of batch files first, then run them one-by-one within the batch. Then as it nears the end, generate a new bunch. Or alternatively, due to the small <text:soft-page-break/>size of each BAT (~200 bytes), it might be feasible to <text:span text:style-name="T79">generate all at once? No, that’s not feasible in the long run. I’d encounter the bunch problem again. I think it’s a better way to approach the batch execution step, and also counts as a step towards parallelisation as well.</text:span></text:p>
      <text:p text:style-name="P130">How to determine the bunch size then? Maybe max of 100 (~20 KB)? Actually, I mixed up MB and KB, so I might just opt for the naive solution of generating them all at once. 1M BATs has a size of ~200 MB (0.2 GB). Currently it takes me 8 hours to run 100K steps. </text:p>
      <text:p text:style-name="P131">Vexing error: Input and output filenames were the same. Realised that the dict was not being replaced, but appended to with the different filenames.</text:p>
      <text:h text:style-name="P185" text:outline-level="1"><text:bookmark-start text:name="__RefHeading___Toc2089_2675445805"/>20240320<text:bookmark-end text:name="__RefHeading___Toc2089_2675445805"/></text:h>
      <text:p text:style-name="P132">Running BAT files in bunches now. Runtime has shortened again by quite a bit, though running BAT files is still the main contributor. But I think I’m at the point where I can focus on other areas, like the list comprehension:</text:p>
      <text:p text:style-name="P132"><text:s text:c="12"/>removables = ["\t", "\n", ":", "{", "}", "# program", '"']</text:p>
      <text:p text:style-name="P132"><text:s text:c="12"/>for rmvb in removables: phas = [r.replace(rmvb, "") for r in phas]</text:p>
      <text:p text:style-name="P131"><text:a xlink:type="simple" xlink:href="https://stackoverflow.com/questions/3411771/best-way-to-replace-multiple-characters-in-a-string" text:style-name="Internet_20_link" text:visited-style-name="Visited_20_Internet_20_Link">https://stackoverflow.com/questions/3411771/best-way-to-replace-multiple-characters-in-a-string</text:a></text:p>
      <text:p text:style-name="P132">User:Hugo carried out a technical study on several different functions. My function is equivalent to his b(). The fastest functions for longer strings from slow to fast were h(), f() and i(). h() executes sequential replace() functions. Then f() chains the replace() functions together, while i() chains and uses raw (r"") strings.</text:p>
      <text:p text:style-name="P133">Well, all the solutions are worse than my current code. The main difference I see is t<text:span text:style-name="T80">hat replace_old_with_new() iterates over the dict, but User:Hugo’s solutions – if they iterate at all – go through the list of target characters. That brings me to the second difference: Replacing target chars vs target strings.</text:span></text:p>
      <text:p text:style-name="P132">The other function str.translate() replaces single chars with strings of arbitrary length, so it’s not applicable here. Apparently another user also tested it only to find it slower than Hugo’s answer.</text:p>
      <text:p text:style-name="P134">I’m just going to run till timestep=21K and compare the book_of_life. <text:span text:style-name="T82">It was really slow at &gt;4h. I think I’ll revert back to the old simulate_universe() and see how it runs.</text:span></text:p>
      <text:p text:style-name="P132">// <text:span text:style-name="T81">Need a way to detect if the BAT has failed.</text:span></text:p>
      <text:h text:style-name="P186" text:outline-level="1"><text:bookmark-start text:name="__RefHeading___Toc2091_2675445805"/>20240417<text:bookmark-end text:name="__RefHeading___Toc2091_2675445805"/></text:h>
      <text:p text:style-name="P135">I haven’t been updating the repo, but this project has been at the forefront of my attention. My main two problems are the partially inaccurate and incomplete records of the smol02 100-diameter universe, and drawing a family tree/phylogeny. Each are huge problems. </text:p>
      <text:p text:style-name="P135">The first is unexpected, but I don’t have much plans for that beyond capturing all the discrepancies in a dataframe for now. <text:span text:style-name="T85">I’ve quickly chucked the data into a dataframe and exported it to discrepancies_073.csv. Timestep is not the index because it doesn’t correlate with the number of checks. Younglings refer to organisms that are inexplicably born after the timestep being examined. Ghosts refer to organisms whose death_steps aren’t recorded, and would count as immortal.</text:span></text:p>
      <text:p text:style-name="P135"><text:soft-page-break/></text:p>
      <text:p text:style-name="P135">The second is something I’ve been banging my head against for years. I’ve found partial solutions for family tree management in Gramps, other tools and small libraries. Phylogenies are an entirely different beast. Both appear to be similar in concept, but the key differences lie in the individual and the graphing technique.</text:p>
      <text:p text:style-name="P135">An individual must have at minimum a name. Yes, that’s all for now. In a human family tree, there can be plenty of other data like birth year, death year, place of birth, job, place of residence, spouse, etc. Formats like GEDCOM explicitly track such details. The graph is usually read chronologically in a top-down order. The x-dimension simply shows how many individuals are grouped in a single generation.</text:p>
      <text:p text:style-name="P135">As for a phylogeny, everything rests on the sequence of DNA or amino acids, which represents an individual taxon. The relationships between sequences is determined using dynamic programming algorithms like Needleman-Wunsch or Smith-Watterson that prepare substitution matrices (basically a 2D representation of base subtitution mutation penalties). Branch lengths are used to show the relatedness of different taxa, not chronological time. The y-dimension need not have any meaning.</text:p>
      <text:p text:style-name="P136">(Recently I question the validity of reducing an organism’s identity down to its genome. Much of what I’ve learned is showing me that the Central Dogma is false. Instead, the genome is likely not the essence, but rather another organelle that shifts and adapts throughout an organism’s life. Other sources of heredity may include DNA methylation patterns, additional genomes, the cytoplasm, morphogens and the cytoskeleton. The human soma/germline distinction doesn’t apply to all animals, and certainly not to plants, fungi or microbes. This means that phylogeny itself cannot replace taxonomy, but should rather complement it. There are also implications for Levin’s morphological compiler. This is also not even considering cultural inheritance, and perhaps fringe theories like morphic resonance.)</text:p>
      <text:p text:style-name="P136">(I will still continue down this path for now because there are many skills left to master, and the need to formulate an alternative framework.)</text:p>
      <text:p text:style-name="P135">Which means that what I have been conceiving throughout this project is a modified family tree with these columns at minimum: Orgid, Sporelayer, Quickener, Generation, Birth_step, Death_step, Genome</text:p>
      <text:p text:style-name="P135">In practice, I’m currently tracking these columns: Orgid, Sporelayer, Quickener, Generation, Birth_step, Death_step, Lifespan, Sex_check, Genome</text:p>
      <text:p text:style-name="P135"><text:a xlink:type="simple" xlink:href="https://github.com/tjnh05/familytreemaker?tab=readme-ov-file" text:style-name="Internet_20_link" text:visited-style-name="Visited_20_Internet_20_Link">https://github.com/tjnh05/familytreemaker?tab=readme-ov-file</text:a><text:line-break/><text:a xlink:type="simple" xlink:href="https://github.com/adrienverge/familytreemaker" text:style-name="Internet_20_link" text:visited-style-name="Visited_20_Internet_20_Link">https://github.com/adrienverge/familytreemaker</text:a> <text:line-break/><text:span text:style-name="T83">I’ve tested this many times, but only recently realised I have to run the commands in Command Prompt or Powershell. It works on the basic examples, but I find it wanting because it operates on mating pairs for grouping children and because Cmd/Pshell can’t handle Chinese characters. I also have to install Graphviz (for the dot PATH) and a vector viewer like ImageGlass or Inkscape. Still, at 500+ lines it gives me an idea of what I’d need to do.</text:span></text:p>
      <text:p text:style-name="P135">I am struggling with tphy.draw_phylogeny(). Much of the problem lies in the fact that I understand very little of the intended format for phylotrackpy and I've been trying to brute force things. But <text:soft-page-break/>even this interface is giving me trouble now. Somehow on 20240315 I magically drew out some plots <text:span text:style-name="T83">for Grp_002\Run_033_graphs</text:span> with some data-massaging. <text:span text:style-name="T83">But I’m unable to replicate it now...</text:span></text:p>
      <text:p text:style-name="P136">A lot of the issue is that the Ofria lab’s Systematics manager requires more data per organism than I have. I’m also struggling to make use of the genome. But probably that might not be even relevant for my current use case. <text:span text:style-name="T84">And this is considering that they are probably the most advanced regarding digital phylogenies. Re-tracing their path will take time though.</text:span></text:p>
      <text:p text:style-name="P138">Columns are hurting me.</text:p>
      <text:p text:style-name="P138">FROM: Index='ID', 'Sporelayer', 'Quickener', 'Generation', 'Birth_step', 'Death_step', 'Lifespan', 'Sex_check', 'Genome', 'cgen'</text:p>
      <text:p text:style-name="P138">TO: Index='ID', Orgid <text:s/>Sporelayer <text:s/>Quickener <text:s/>Generation <text:s/>Birth_step <text:s/>Death_step <text:s/>Lifespan <text:s/>Sex_check Genome Ancestor_list</text:p>
      <text:p text:style-name="P137">All that being said, what do I want? I want to input a dataframe of organisms with tracked parentage and output a single traversable family tree.</text:p>
      <text:p text:style-name="P148">I looked through a couple of family tree implementations with Pandas by Mehvish Ashiq and Ahsen Parwez. While initially inspiring, I realised that there are a few oddities. MA’s version must add parents to all individuals, but not all parents are included as dataframe rows. I’m not sure how to finely control the appearance of those absent parents, and even if I could, creating them would be quite inefficient. Also, the edges are duplicated, one for each parent. They really clutter the view. AP’s version is cleaner, but he handles many more relationships besides just the parental one, and his edges lead from the father to the children.</text:p>
      <text:p text:style-name="P139">All that being said... I think graphing shouldn’t be that hard. </text:p>
      <text:p text:style-name="P149">I played around with MA’s tree and achieved something: removing the placeholder parent nodes and edges. That is actually promising enough to try and apply a version to my latest book_of_life.</text:p>
      <text:p text:style-name="P140">Some considerations:</text:p>
      <text:list xml:id="list4284136412" text:style-name="L8">
        <text:list-item>
          <text:p text:style-name="P150">Dataframe processing and range limiting</text:p>
        </text:list-item>
        <text:list-item>
          <text:p text:style-name="P150">Handling sexual reproduction (colour the edges, not nodes)</text:p>
        </text:list-item>
        <text:list-item>
          <text:p text:style-name="P151">Parent-less individuals. (Not a problem for single progenitors, but something to consider in other scenarios if I add new organisms partway through.)</text:p>
        </text:list-item>
      </text:list>
      <text:p text:style-name="P141">Well it’s done. That was fast. It only took a single night and many months.</text:p>
      <text:p text:style-name="P141"/>
      <text:p text:style-name="P135">// <text:span text:style-name="T87">I use Github for version control, but I’ll still make working copies of important scripts because I’ve had Sourcetree fail to recover previous versions before. It’s just faster to flip through the working copies than dig through past commits.</text:span></text:p>
      <text:p text:style-name="P135">// <text:span text:style-name="T86">Note:</text:span> <text:span text:style-name="T86">If some paths in the code don’t make sense, I might have copied the required files from the Evolve-Archives to Evolve-Simulation.</text:span></text:p>
      <text:p text:style-name="P135"/>
      <text:h text:style-name="P188" text:outline-level="1">20240418</text:h>
      <text:p text:style-name="P153">The trees are looking much more organised now. <text:span text:style-name="T89">I even added a generation timeline that appears to the right by default. A nice surprise is that the organised trees are somehow smaller than the raw trees. Brief summary of the changes:</text:span></text:p>
      <text:list xml:id="list2405581332" text:style-name="L10">
        <text:list-item>
          <text:p text:style-name="P160">Changed colours of organisms based on whether they have children or not.<text:line-break/>Yellow means have children, spring green means don’t have.</text:p>
        </text:list-item>
        <text:list-item>
          <text:p text:style-name="P160">Changed splines so that edges are not curvy but are straight lines with a 90-deg bend in the middle.</text:p>
        </text:list-item>
        <text:list-item>
          <text:p text:style-name="P160">Organised by generations using subgraphs and rank=’same’</text:p>
        </text:list-item>
        <text:list-item>
          <text:p text:style-name="P160">Added generation timeline as a separate set of nodes and edges.</text:p>
        </text:list-item>
      </text:list>
      <text:p text:style-name="P155">A quirk of the tree is arrows pointing upwards, which I thought should be impossible given the rules I laid out. <text:span text:style-name="T89">This first appears in data_500.pdf for 59 and two of its children 228 and 235.</text:span></text:p>
      <text:p text:style-name="P154"><text:span text:style-name="T88">That quirk led me to discover a convention in the Evolve</text:span> <text:span text:style-name="T88">simulator </text:span>that is opposite of my preference: <text:span text:style-name="T88">F</text:span>or pairings between organisms of different generations, the offspring’s generation increments based on the older organism. Honestly, I had assumed the opposite for simplicity of handling family trees, especially in Rimworld. </text:p>
      <text:p text:style-name="P154"><text:span text:style-name="T90">(I might just side-step into plotting those trees now. They include clones which no traditional genealogy software has had to contend with. There is a Family Tree mod for 1.4 and 1.5 now at last, so I don’t need to be tempted about making one myself.)</text:span></text:p>
      <text:p text:style-name="P156">Then in data_1000.pdf, 920 has a child 981 two generations above. But there are no other arrows. Apparently the arrow from 981’s quickener 908 is missing. Checking f.source, 908 is not even recorded as having children i.e. the parent-child edges are missing. That might be a problem. Even worse, I might not even catch it immediately. </text:p>
      <text:p text:style-name="P157">Still, I’ve been able to programmatically sort the nodes and edges which is a relief. There had been other graphs where the dev had to manually manage the graph. Technically the timeline might count as that.</text:p>
      <text:p text:style-name="P159">For data_10000.pdf, the graph took a long time to view. Probably because of this log ‘unexpected case in locate_endpoint’.</text:p>
      <text:p text:style-name="P159">For data_15_30gen.pdf, all the unrelated organisms were placed between the main tree and the timeline. That makes it easier to keep track of them.</text:p>
      <text:p text:style-name="P156">// When testing alternative progenitors, I discovered that tphy.find_descendants() includes organisms not related to the tree at all.</text:p>
      <text:p text:style-name="P157">Useful links:</text:p>
      <text:list xml:id="list1803798170" text:style-name="L9">
        <text:list-item>
          <text:p text:style-name="P158"><text:a xlink:type="simple" xlink:href="https://graphviz.org/docs/attr-types/color/" text:style-name="Internet_20_link" text:visited-style-name="Visited_20_Internet_20_Link">https://graphviz.org/docs/attr-types/color/</text:a></text:p>
        </text:list-item>
        <text:list-item>
          <text:p text:style-name="P158"><text:a xlink:type="simple" xlink:href="https://graphviz.org/doc/info/colors.html" text:style-name="Internet_20_link" text:visited-style-name="Visited_20_Internet_20_Link">https://graphviz.org/doc/info/colors.html</text:a> <text:line-break/>Different from above</text:p>
        </text:list-item>
        <text:list-item>
          <text:p text:style-name="P158"><text:a xlink:type="simple" xlink:href="https://graphviz.org/docs/attr-types/style/" text:style-name="Internet_20_link" text:visited-style-name="Visited_20_Internet_20_Link">https://graphviz.org/docs/attr-types/style/</text:a></text:p>
        </text:list-item>
        <text:list-item>
          <text:p text:style-name="P158"><text:soft-page-break/><text:a xlink:type="simple" xlink:href="https://stackoverflow.com/questions/61550137/using-graphviz-yed-to-produce-a-timeline-graph" text:style-name="Internet_20_link" text:visited-style-name="Visited_20_Internet_20_Link">https://stackoverflow.com/questions/61550137/using-graphviz-yed-to-produce-a-timeline-graph</text:a><text:line-break/><text:a xlink:type="simple" xlink:href="https://forum.graphviz.org/t/combining-graphviz-with-a-timeline-for-events-with-a-time-dimension/84" text:style-name="Internet_20_link" text:visited-style-name="Visited_20_Internet_20_Link">https://forum.graphviz.org/t/combining-graphviz-with-a-timeline-for-events-with-a-time-dimension/84</text:a> <text:line-break/>Includes timeline like in the DOT guide</text:p>
        </text:list-item>
        <text:list-item>
          <text:p text:style-name="P158"><text:a xlink:type="simple" xlink:href="https://stackoverflow.com/questions/31526614/timeline-of-historic-events-in-dot" text:style-name="Internet_20_link" text:visited-style-name="Visited_20_Internet_20_Link">https://stackoverflow.com/questions/31526614/timeline-of-historic-events-in-dot</text:a><text:line-break/>Another timeline example</text:p>
        </text:list-item>
        <text:list-item>
          <text:p text:style-name="P158"><text:a xlink:type="simple" xlink:href="https://stackoverflow.com/questions/22207802/pygraphviz-networkx-set-node-level-or-layer/22214653#22214653" text:style-name="Internet_20_link" text:visited-style-name="Visited_20_Internet_20_Link">https://stackoverflow.com/questions/22207802/pygraphviz-networkx-set-node-level-or-layer/22214653#22214653</text:a><text:line-break/>Family tree example</text:p>
        </text:list-item>
        <text:list-item>
          <text:p text:style-name="P158"><text:a xlink:type="simple" xlink:href="https://graphviz.org/docs/attrs/splines/" text:style-name="Internet_20_link" text:visited-style-name="Visited_20_Internet_20_Link">https://graphviz.org/docs/attrs/splines/</text:a><text:line-break/><text:a xlink:type="simple" xlink:href="https://github.com/xflr6/graphviz/issues/133" text:style-name="Internet_20_link" text:visited-style-name="Visited_20_Internet_20_Link">https://github.com/xflr6/graphviz/issues/133</text:a> </text:p>
        </text:list-item>
        <text:list-item>
          <text:p text:style-name="P158"><text:a xlink:type="simple" xlink:href="https://graphviz.readthedocs.io/en/stable/examples.html#rank-same-py" text:style-name="Internet_20_link" text:visited-style-name="Visited_20_Internet_20_Link">https://graphviz.readthedocs.io/en/stable/examples.html#rank-same-py</text:a></text:p>
        </text:list-item>
        <text:list-item>
          <text:p text:style-name="P158"><text:a xlink:type="simple" xlink:href="https://stackoverflow.com/questions/60395151/subgraph-method-in-python-graphviz" text:style-name="Internet_20_link" text:visited-style-name="Visited_20_Internet_20_Link">https://stackoverflow.com/questions/60395151/subgraph-method-in-python-graphviz</text:a><text:line-break/><text:a xlink:type="simple" xlink:href="https://graphviz.gitlab.io/_pages/pdf/dotguide.pdf" text:style-name="Internet_20_link" text:visited-style-name="Visited_20_Internet_20_Link">https://graphviz.gitlab.io/_pages/pdf/dotguide.pdf</text:a><text:line-break/>Link to DOT gu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Adjusted', 'Segoe UI', 'Liberation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4-18T22:31:44.953000000</dc:date>
    <meta:editing-duration>P4DT21H58M2S</meta:editing-duration>
    <meta:editing-cycles>105</meta:editing-cycles>
    <meta:generator>LibreOffice/6.1.6.3$Windows_X86_64 LibreOffice_project/5896ab1714085361c45cf540f76f60673dd96a72</meta:generator>
    <meta:document-statistic meta:table-count="0" meta:image-count="0" meta:object-count="0" meta:page-count="35" meta:paragraph-count="708" meta:word-count="14791" meta:character-count="90153" meta:non-whitespace-character-count="75510"/>
  </office:meta>
</office:document-meta>
</file>